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3deb3d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ff3333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99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svg:stroke-color="#4c4c4c"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svg:stroke-color="#4c4c4c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4c4c4c" draw:fill="none" draw:fill-color="#ffffff" draw:textarea-horizontal-align="left" draw:auto-grow-height="true" draw:auto-grow-width="true" fo:min-height="0.45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4c4c4c" fo:font-size="14pt" style:font-size-asian="14pt" style:font-size-complex="14pt"/>
    </style:style>
    <style:style style:name="P3" style:family="paragraph">
      <style:text-properties fo:color="#3deb3d" fo:font-size="14pt" style:font-size-asian="14pt" style:font-size-complex="14pt"/>
    </style:style>
    <style:style style:name="T1" style:family="text">
      <style:text-properties fo:color="#4c4c4c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2.3cm" svg:height="10.4cm" svg:x="2.4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2cm" svg:height="9.4cm" svg:x="2.4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2cm" svg:height="8.1cm" svg:x="2.4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2cm" svg:height="7cm" svg:x="2.4cm" svg:y="4.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4cm" svg:y1="7.6cm" svg:x2="12.6cm" svg:y2="7.6cm">
          <text:p/>
        </draw:line>
        <draw:line draw:style-name="gr5" draw:text-style-name="P1" draw:layer="layout" svg:x1="2.4cm" svg:y1="9.1cm" svg:x2="13.635cm" svg:y2="9.105cm">
          <text:p/>
        </draw:line>
        <draw:line draw:style-name="gr5" draw:text-style-name="P1" draw:layer="layout" svg:x1="2.4cm" svg:y1="10.6cm" svg:x2="14.7cm" svg:y2="10.6cm">
          <text:p/>
        </draw:line>
        <draw:frame draw:style-name="gr6" draw:text-style-name="P2" draw:layer="layout" svg:width="4.316cm" svg:height="0.806cm" svg:x="5.8cm" svg:y="6.8cm">
          <draw:text-box>
            <text:p><text:span text:style-name="T1">$(el).innerWidth()</text:span></text:p>
          </draw:text-box>
        </draw:frame>
        <draw:frame draw:style-name="gr6" draw:text-style-name="P2" draw:layer="layout" svg:width="4.346cm" svg:height="0.806cm" svg:x="5.8cm" svg:y="8.3cm">
          <draw:text-box>
            <text:p><text:span text:style-name="T1">$(el).outerWidth()</text:span></text:p>
          </draw:text-box>
        </draw:frame>
        <draw:frame draw:style-name="gr7" draw:text-style-name="P2" draw:layer="layout" svg:width="5.197cm" svg:height="0.806cm" svg:x="5.8cm" svg:y="9.8cm">
          <draw:text-box>
            <text:p><text:span text:style-name="T1">$(el).outerWidth(true)</text:span></text:p>
          </draw:text-box>
        </draw:frame>
        <draw:frame draw:style-name="gr8" draw:text-style-name="P2" draw:layer="layout" svg:width="2.123cm" svg:height="0.806cm" svg:x="2.4cm" svg:y="4.5cm">
          <draw:text-box>
            <text:p><text:span text:style-name="T1">content</text:span></text:p>
          </draw:text-box>
        </draw:frame>
        <draw:frame draw:style-name="gr8" draw:text-style-name="P2" draw:layer="layout" svg:width="2.259cm" svg:height="0.806cm" svg:x="2.441cm" svg:y="11.6cm">
          <draw:text-box>
            <text:p><text:span text:style-name="T1">padding</text:span></text:p>
          </draw:text-box>
        </draw:frame>
        <draw:frame draw:style-name="gr8" draw:text-style-name="P2" draw:layer="layout" svg:width="1.929cm" svg:height="0.806cm" svg:x="2.471cm" svg:y="12.894cm">
          <draw:text-box>
            <text:p><text:span text:style-name="T1">border</text:span></text:p>
          </draw:text-box>
        </draw:frame>
        <draw:frame draw:style-name="gr8" draw:text-style-name="P3" draw:layer="layout" svg:width="2.013cm" svg:height="0.806cm" svg:x="2.487cm" svg:y="13.994cm">
          <draw:text-box>
            <text:p><text:span text:style-name="T1">margin</text:span></text:p>
          </draw:text-box>
        </draw:frame>
        <draw:line draw:style-name="gr5" draw:text-style-name="P1" draw:layer="layout" svg:x1="2.4cm" svg:y1="6.2cm" svg:x2="11.6cm" svg:y2="6.2cm">
          <text:p/>
        </draw:line>
        <draw:frame draw:style-name="gr6" draw:text-style-name="P2" draw:layer="layout" svg:width="3.11cm" svg:height="0.806cm" svg:x="5.8cm" svg:y="5.3cm">
          <draw:text-box>
            <text:p><text:span text:style-name="T1">$(el).width()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0T09:24:39</meta:creation-date>
    <dc:date>2012-05-11T09:29:28</dc:date>
    <meta:editing-duration>PT19M41S</meta:editing-duration>
    <meta:editing-cycles>5</meta:editing-cycles>
    <meta:generator>LibreOffice/3.4$Unix LibreOffice_project/340m1$Build-402</meta:generator>
    <meta:document-statistic meta:object-count="16"/>
  </office:meta>
</office:document-meta>
</file>